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04d6f5"/>
    </style:style>
    <style:style style:name="P3" style:family="paragraph" style:parent-style-name="Standard">
      <style:paragraph-properties fo:line-height="115%" fo:break-before="auto" fo:break-after="auto" style:writing-mode="lr-tb"/>
      <style:text-properties officeooo:paragraph-rsid="00068522"/>
    </style:style>
    <style:style style:name="P4" style:family="paragraph" style:parent-style-name="Standard">
      <style:paragraph-properties fo:line-height="115%" fo:break-before="auto" fo:break-after="auto" style:writing-mode="lr-tb"/>
      <style:text-properties officeooo:paragraph-rsid="000f53d8"/>
    </style:style>
    <style:style style:name="P5" style:family="paragraph" style:parent-style-name="Standard">
      <style:paragraph-properties fo:line-height="115%" fo:break-before="auto" fo:break-after="auto" style:writing-mode="lr-tb"/>
      <style:text-properties officeooo:paragraph-rsid="0010282a"/>
    </style:style>
    <style:style style:name="P6" style:family="paragraph" style:parent-style-name="Standard">
      <style:paragraph-properties fo:line-height="115%" fo:break-before="auto" fo:break-after="auto" style:writing-mode="lr-tb"/>
      <style:text-properties officeooo:paragraph-rsid="00135fe2"/>
    </style:style>
    <style:style style:name="P7" style:family="paragraph" style:parent-style-name="Standard">
      <style:paragraph-properties fo:line-height="115%" fo:text-align="start" style:justify-single-word="false" fo:break-before="auto" fo:break-after="auto" style:writing-mode="lr-tb"/>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line-height="115%" fo:break-before="auto" fo:break-after="auto" style:writing-mode="lr-tb"/>
      <style:text-properties fo:font-size="12pt" fo:font-weight="bold" style:font-size-asian="12pt" style:font-weight-asian="bold" style:font-size-complex="12pt" style:font-weight-complex="bold"/>
    </style:style>
    <style:style style:name="P9" style:family="paragraph" style:parent-style-name="Standard">
      <style:paragraph-properties fo:line-height="115%" fo:break-before="auto" fo:break-after="auto" style:writing-mode="lr-tb"/>
      <style:text-properties fo:font-size="12pt" fo:font-weight="bold" officeooo:paragraph-rsid="000f53d8" style:font-size-asian="12pt" style:font-weight-asian="bold" style:font-size-complex="12pt" style:font-weight-complex="bold"/>
    </style:style>
    <style:style style:name="P10" style:family="paragraph" style:parent-style-name="Standard">
      <style:paragraph-properties fo:line-height="115%" fo:break-before="auto" fo:break-after="auto" style:writing-mode="lr-tb"/>
      <style:text-properties fo:font-size="12pt" fo:font-weight="bold" officeooo:paragraph-rsid="0010282a" style:font-size-asian="12pt" style:font-weight-asian="bold" style:font-size-complex="12pt" style:font-weight-complex="bold"/>
    </style:style>
    <style:style style:name="P11" style:family="paragraph" style:parent-style-name="Standard">
      <style:paragraph-properties fo:line-height="115%" fo:break-before="auto" fo:break-after="auto" style:writing-mode="lr-tb"/>
      <style:text-properties fo:font-size="12pt" style:font-size-asian="12pt" style:font-size-complex="12pt"/>
    </style:style>
    <style:style style:name="P12" style:family="paragraph" style:parent-style-name="Standard">
      <style:paragraph-properties fo:line-height="115%" fo:break-before="auto" fo:break-after="auto" style:writing-mode="lr-tb"/>
      <style:text-properties style:text-underline-style="solid" style:text-underline-width="auto" style:text-underline-color="font-color"/>
    </style:style>
    <style:style style:name="P13" style:family="paragraph" style:parent-style-name="Standard">
      <style:paragraph-properties fo:line-height="115%" fo:break-before="auto" fo:break-after="auto" style:writing-mode="lr-tb"/>
      <style:text-properties officeooo:rsid="0004d6f5"/>
    </style:style>
    <style:style style:name="P14" style:family="paragraph" style:parent-style-name="Standard">
      <style:paragraph-properties fo:line-height="115%" fo:break-before="auto" fo:break-after="auto" style:writing-mode="lr-tb"/>
      <style:text-properties officeooo:rsid="0004d6f5" officeooo:paragraph-rsid="0004d6f5"/>
    </style:style>
    <style:style style:name="P15" style:family="paragraph" style:parent-style-name="Standard">
      <style:paragraph-properties fo:line-height="115%" fo:break-before="auto" fo:break-after="auto" style:writing-mode="lr-tb"/>
      <style:text-properties officeooo:rsid="000b6699" officeooo:paragraph-rsid="000b6699"/>
    </style:style>
    <style:style style:name="P16" style:family="paragraph" style:parent-style-name="Standard">
      <style:paragraph-properties fo:line-height="115%" style:writing-mode="lr-tb"/>
    </style:style>
    <style:style style:name="P17" style:family="paragraph" style:parent-style-name="Standard">
      <style:paragraph-properties fo:line-height="115%" style:writing-mode="lr-tb"/>
      <style:text-properties officeooo:paragraph-rsid="000f53d8"/>
    </style:style>
    <style:style style:name="P18" style:family="paragraph" style:parent-style-name="Standard">
      <style:paragraph-properties fo:line-height="115%" style:writing-mode="lr-tb"/>
      <style:text-properties officeooo:paragraph-rsid="0010282a"/>
    </style:style>
    <style:style style:name="P19" style:family="paragraph" style:parent-style-name="Standard">
      <style:paragraph-properties fo:line-height="115%" style:writing-mode="lr-tb"/>
      <style:text-properties officeooo:paragraph-rsid="00135fe2"/>
    </style:style>
    <style:style style:name="P20" style:family="paragraph" style:parent-style-name="Standard">
      <style:paragraph-properties fo:line-height="115%" style:writing-mode="lr-tb"/>
      <style:text-properties style:text-underline-style="solid" style:text-underline-width="auto" style:text-underline-color="font-color"/>
    </style:style>
    <style:style style:name="P21" style:family="paragraph" style:parent-style-name="Standard">
      <style:paragraph-properties fo:line-height="115%" style:writing-mode="lr-tb"/>
      <style:text-properties fo:font-size="12pt" fo:font-weight="bold" style:font-size-asian="12pt" style:font-weight-asian="bold" style:font-size-complex="12pt" style:font-weight-complex="bold"/>
    </style:style>
    <style:style style:name="P22" style:family="paragraph" style:parent-style-name="Standard">
      <style:paragraph-properties fo:line-height="115%" style:writing-mode="lr-tb"/>
      <style:text-properties officeooo:rsid="0004d6f5" officeooo:paragraph-rsid="0004d6f5"/>
    </style:style>
    <style:style style:name="P23" style:family="paragraph" style:parent-style-name="Standard">
      <style:paragraph-properties fo:line-height="115%" style:writing-mode="lr-tb"/>
      <style:text-properties officeooo:rsid="001639dc"/>
    </style:style>
    <style:style style:name="P24" style:family="paragraph" style:parent-style-name="Standard">
      <style:text-properties fo:font-size="12pt" fo:font-weight="bold" officeooo:rsid="0004d6f5" style:font-size-asian="12pt" style:font-weight-asian="bold" style:font-size-complex="12pt" style:font-weight-complex="bold"/>
    </style:style>
    <style:style style:name="P25" style:family="paragraph" style:parent-style-name="Standard">
      <style:text-properties officeooo:rsid="0007059a" officeooo:paragraph-rsid="0007059a"/>
    </style:style>
    <style:style style:name="P26" style:family="paragraph" style:parent-style-name="Standard" style:master-page-name="Standard">
      <style:paragraph-properties fo:line-height="115%" style:page-number="auto" fo:break-before="auto" fo:break-after="auto" style:writing-mode="lr-tb"/>
    </style:style>
    <style:style style:name="P27" style:family="paragraph" style:parent-style-name="Standard">
      <style:paragraph-properties fo:line-height="115%" fo:break-before="auto" fo:break-after="auto" style:writing-mode="lr-tb"/>
      <style:text-properties fo:font-size="12pt" fo:font-weight="bold" style:font-size-asian="12pt" style:font-weight-asian="bold" style:font-size-complex="12pt" style:font-weight-complex="bold"/>
    </style:style>
    <style:style style:name="P28" style:family="paragraph" style:parent-style-name="Standard">
      <style:paragraph-properties fo:line-height="115%" fo:break-before="auto" fo:break-after="auto" style:writing-mode="lr-tb"/>
      <style:text-properties fo:font-size="12pt" fo:font-weight="bold" officeooo:paragraph-rsid="000f53d8" style:font-size-asian="12pt" style:font-weight-asian="bold" style:font-size-complex="12pt" style:font-weight-complex="bold"/>
    </style:style>
    <style:style style:name="P29" style:family="paragraph" style:parent-style-name="Standard">
      <style:paragraph-properties fo:line-height="115%" fo:break-before="auto" fo:break-after="auto" style:writing-mode="lr-tb"/>
      <style:text-properties fo:font-size="12pt" fo:font-weight="bold" officeooo:paragraph-rsid="0010282a" style:font-size-asian="12pt" style:font-weight-asian="bold" style:font-size-complex="12pt" style:font-weight-complex="bold"/>
    </style:style>
    <style:style style:name="P30" style:family="paragraph" style:parent-style-name="Standard">
      <style:text-properties officeooo:rsid="0006ac37" officeooo:paragraph-rsid="0007059a"/>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bold" officeooo:rsid="0004d6f5" style:font-size-asian="12pt" style:font-weight-asian="bold" style:font-size-complex="12pt" style:font-weight-complex="bold"/>
    </style:style>
    <style:style style:name="T3" style:family="text">
      <style:text-properties fo:font-size="12pt" fo:font-weight="bold" officeooo:rsid="0010282a" style:font-size-asian="12pt" style:font-weight-asian="bold" style:font-size-complex="12pt" style:font-weight-complex="bold"/>
    </style:style>
    <style:style style:name="T4" style:family="text">
      <style:text-properties fo:font-size="12pt" fo:font-weight="bold" officeooo:rsid="00135fe2"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 style:family="text">
      <style:text-properties fo:font-size="14pt" style:text-underline-style="solid" style:text-underline-width="auto" style:text-underline-color="font-color" fo:font-weight="bold" officeooo:rsid="000c8ae3" style:font-size-asian="14pt" style:font-weight-asian="bold" style:font-size-complex="14pt" style:font-weight-complex="bold"/>
    </style:style>
    <style:style style:name="T8" style:family="text">
      <style:text-properties officeooo:rsid="0004d6f5"/>
    </style:style>
    <style:style style:name="T9" style:family="text">
      <style:text-properties officeooo:rsid="000970a0"/>
    </style:style>
    <style:style style:name="T10" style:family="text">
      <style:text-properties officeooo:rsid="000d56fb"/>
    </style:style>
    <style:style style:name="T11" style:family="text">
      <style:text-properties officeooo:rsid="000f53d8"/>
    </style:style>
    <style:style style:name="T12" style:family="text">
      <style:text-properties officeooo:rsid="0010282a"/>
    </style:style>
    <style:style style:name="T13" style:family="text">
      <style:text-properties officeooo:rsid="001216f8"/>
    </style:style>
    <style:style style:name="T14" style:family="text">
      <style:text-properties officeooo:rsid="00135f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5"><text:tab/> <text:tab/> <text:tab/> <text:tab/></text:span><text:span text:style-name="T6">Hipoclock Application </text:span><text:span text:style-name="T7">- HLD</text:span></text:p>
      <text:p text:style-name="P7"/>
      <text:p text:style-name="P8"/>
      <text:p text:style-name="P16"><text:span text:style-name="T1">Hipo</text:span><text:span text:style-name="T4">C</text:span><text:span text:style-name="T1">lock</text:span></text:p>
      <text:p text:style-name="P8"/>
      <text:p text:style-name="P6">Hipo<text:span text:style-name="T14">C</text:span>lock is an <text:span text:style-name="T10">enterprise-class </text:span><text:s/>central <text:span text:style-name="T11">tasks </text:span>scheduling <text:span text:style-name="T10">system written in C </text:span></text:p>
      <text:p text:style-name="P19">for the Linux/Unix platform.</text:p>
      <text:p text:style-name="P16"/>
      <text:p text:style-name="P16">The software is designed around a client-server architecture. <text:span text:style-name="T13">The clients initiates the communication with the server over TCP/IP for tasks and clients modification ,status information <text:s/>and tasks return code <text:s/>while the server contain and manage how and when the tasks will be run on the clients</text:span></text:p>
      <text:p text:style-name="P1"/>
      <text:p text:style-name="P16">H<text:span text:style-name="T14">ipoClock </text:span><text:s/>is designed to be very robust and reliable. <text:span text:style-name="T14">The server is designed to work with a database to store the tasks , clients , clients groups , tasks and clients connection and the way the tasks will run by distribution ability and user configured tasks work flow using NSBRC (Next Step By Return code) which is defined as a realm object.</text:span></text:p>
      <text:p text:style-name="P23"/>
      <text:p text:style-name="P4"><text:span text:style-name="T3">T</text:span><text:span text:style-name="T1">ask</text:span></text:p>
      <text:p text:style-name="P9"/>
      <text:p text:style-name="P4"><text:span text:style-name="T11">H</text:span>ipoclock task is the application connector between the command, user and time scheduler so when the a task is running is actually the command running by the user at the given scheduler time.</text:p>
      <text:p text:style-name="P4"><text:span text:style-name="T12">H</text:span>ipoclock task must have a valid user define <text:span text:style-name="T12">to be run by</text:span>. when the <text:span text:style-name="T12">host </text:span>client receives the task it performs a check if the user is valid, in case the user <text:span text:style-name="T12">is not valid </text:span><text:s/>the hipoclock client replays the server with an error message and does not accept the task.</text:p>
      <text:p text:style-name="P4">when a task is created by other than root the task is automatically related to the creator user (only root can create task for other users) in a standalone client mode</text:p>
      <text:p text:style-name="P4">a task for the root user can not be created on the hipoclock server, only on the hipoclock client can root create tasks for himself.</text:p>
      <text:p text:style-name="P4">once a task is attributed to a workflow realm than it can not be attributed to any other realm. when a task is attributed the a distribution realm than it can be related to as many of distribution realms as the admin wishes.</text:p>
      <text:p text:style-name="P4">Each task caries a unique id with it once it is created, there a unique id for tasks that are created on the client and a unique id for tasks that are created on the server.</text:p>
      <text:p text:style-name="P4"/>
      <text:p text:style-name="P9">System tasks with Hipoclock</text:p>
      <text:p text:style-name="P9"/>
      <text:p text:style-name="P4">it is a well known fact that Linux uses it’s local time scheduler manager to perform system tasks such as cleaning the /tmp and the /var/tmp directories or running the log-rotate in order the maintain the log files of the system.</text:p>
      <text:p text:style-name="P4">in order to reserve those tasks after installing (compiling) the hipoclock client has a script exist to migrate all of the system task jobs into the hipoclock client directory from the old crontab.</text:p>
      <text:p text:style-name="P4"><text:soft-page-break/>when using a precompiled distributor package the script already run by itself and there is no need to run it as it runs in the post install section of the package</text:p>
      <text:p text:style-name="P4">because must of the system tasks are usually run by the root user hipoclock prevents root task from been accepted unless the task is created on the client in a local fashion.</text:p>
      <text:p text:style-name="P4">because system tasks are different from users tasks the hipoclock client creates a new file (database) by the sqlite database to manage those tasks separately.</text:p>
      <text:p text:style-name="P17"/>
      <text:p text:style-name="P16"/>
      <text:p text:style-name="P1">the realm collaboration enable the application admin to create 2 types of realms. one is a distribution realm and the second is a workflow realm.</text:p>
      <text:p text:style-name="P1"/>
      <text:p text:style-name="P1">A distribution realm is a realm that attaches it’s tasks to it’s clients and all of the tasks are running on all the clients when the given time has been reached</text:p>
      <text:p text:style-name="P1"/>
      <text:p text:style-name="P1">A workflow realm as it’s name implies is a realm that starts the tasks on after the other in a chain fashion only on the relevant client/s while depending on the return code from the last task. this realm enable the admin to create an automatic business logic procedure with detail log for progress analysis reports</text:p>
      <text:p text:style-name="P1"/>
      <text:p text:style-name="P1">The server poses a multiple databases access support through ODBC connector which makes the database choice much more flexible and easy to suite the company current use.</text:p>
      <text:p text:style-name="P1"/>
      <text:p text:style-name="P10">Tasks and clients connection on the server</text:p>
      <text:p text:style-name="P10"/>
      <text:p text:style-name="P5">in the hipoclock server there is no direct connection between the registered hipoclock client and the tasks. when task is define it is been attributed to a realm and not to a client.</text:p>
      <text:p text:style-name="P18">though this logic can be a little bit hard to comprehend at first the state of mind behind this topology is to make the administration of a large clients amount environment very easy to manage and maintain.</text:p>
      <text:p text:style-name="P18"/>
      <text:p text:style-name="P1"><text:span text:style-name="T1">hipoclock </text:span><text:span text:style-name="T3">internals</text:span></text:p>
      <text:p text:style-name="P8"/>
      <text:p text:style-name="P1">Hipoclock divides the application work between the server and the client.</text:p>
      <text:p text:style-name="P1">The client is responsible for the running of the tasks at their time or turn.</text:p>
      <text:p text:style-name="P1">The server works as a work manager and is responsible for grouping everything into realms and making sure the task acts according to the realm specifications.</text:p>
      <text:p text:style-name="P1">Another job of the server is to make sure the clients that are connected to the server are approved by the application admin each time the client approach the server.</text:p>
      <text:p text:style-name="P1"/>
      <text:p text:style-name="P8">Server <text:span text:style-name="T12">&amp; </text:span>Client relationship</text:p>
      <text:p text:style-name="P8"/>
      <text:p text:style-name="P1">The hipoclock client must be installed before the hipoclock server due to dependency restriction.</text:p>
      <text:p text:style-name="P1">on the network level the communication between the server and the client is a TCP connection that can go over clear text or over TLS if necessary.</text:p>
      <text:p text:style-name="P1">The client can check for SRV records to know which server to connect to.</text:p>
      <text:p text:style-name="P1"><text:soft-page-break/>the relationship between the server and the client like in between any couple is based on trust.</text:p>
      <text:p text:style-name="P1">the trust is created by entering the server into “challenge request mode”, sending a request from the client as a “trust request”. once the server receives the “trust request” from the client it creates a temp file with a table of the client name and the unique key it generated for the client, once the application admin enters the key to the client a trust is made.</text:p>
      <text:p text:style-name="P1">Another way less secure is to set the client to start in “listening for server mode” and tell the server to run network scan.</text:p>
      <text:p text:style-name="P1">the connection between the server and the client once the trust is made is initiated by the client only for security reasons.</text:p>
      <text:p text:style-name="P22">Once the client is registered to the server, the server keeps a copy of all the tasks of the client that are not system tasks or root tasks.</text:p>
      <text:p text:style-name="P1">a connection is basically established for 2 reasons</text:p>
      <text:p text:style-name="P1">the first reason is for “changes request” in which the client ask the server for changes in the realms that are relevant to the client. in case changes have been made on both the client side and the server side the client will decide which update to address based on a “prefer source” parameter or by the “last update time stamp” value.</text:p>
      <text:p text:style-name="P1">the second reason the client initiate a connection to the server is when a task is in a workflow realm is queued to start. in this scenario the client will check the server in a one minute interval for information about the previous task , whether it is finished and in what return code.</text:p>
      <text:p text:style-name="P1"/>
      <text:p text:style-name="P8">Hipoclock client working modes</text:p>
      <text:p text:style-name="P8"/>
      <text:p text:style-name="P1">The hipoclock client can work in 2 modes. The mode effect the way the hipoclock client starts and operates with our without the server.</text:p>
      <text:p text:style-name="P1">The 2 modes are:</text:p>
      <text:p text:style-name="P1"/>
      <text:p text:style-name="P1">1) standalone - the tasks are been created on the client</text:p>
      <text:p text:style-name="P1">2) managed - the tasks are been saved on the server database (only the tasks, not the</text:p>
      <text:p text:style-name="P1">binaries that are scheduler to run).</text:p>
      <text:p text:style-name="P1"/>
      <text:p text:style-name="P12"/>
      <text:p text:style-name="P20">Standalone</text:p>
      <text:p text:style-name="P12"/>
      <text:p text:style-name="P1">the “standalone” mode (default) is a configuration for a standalone client where a connection to the server is either not necessary or is unavailable. in this case the client stores all the tasks on it’s own local storage (all are tasks are been saved in sqlite files) and the client preforms no checks with the server.</text:p>
      <text:p text:style-name="P1">when using the “client side” mode the client can not be included in a realm on the server side which basically leave the client as a simple local tasks scheduler.</text:p>
      <text:p text:style-name="P12">Managed</text:p>
      <text:p text:style-name="P12"/>
      <text:p text:style-name="P1">the “Managed” mode enables the client to use the server for manage tasks that are related to a workflow realm and receive updates regarding a distribution realm. when the “managed” option is set another options of priority and server IP/hostname must be set as well. the priority option <text:soft-page-break/>(server, client or timestamp) exist in order to prevent contradiction when both the server and the client are updating the same task.</text:p>
      <text:p text:style-name="P1">in each of the cases if the client side have PAM configuration to work an external database then the tasks can be stored there as well.</text:p>
      <text:p text:style-name="P1"/>
      <text:p text:style-name="P8">what is A distribution Realm?</text:p>
      <text:p text:style-name="P8"/>
      <text:p text:style-name="P1">A hipoclock distribution realm is a logical groups that holds clients and tasks where all the client are sets to run all the tasks, each task in it’s given time.</text:p>
      <text:p text:style-name="P1">when a task is been added to a distribution realm, all of the hipoclock clients which are related to the realm automatically adding the task to their own database.</text:p>
      <text:p text:style-name="P1">when a client is been added to a distribution realm it automatically gets all tasks in the realm into it’s local database.</text:p>
      <text:p text:style-name="P1">in case a task is attributed to more than one distribution realm and a client is attributed to same realms then the client holds the task only on time as this conflict is resolved on the server side.</text:p>
      <text:p text:style-name="P1">a distribution realm can not holds other realms , it can only holds client or tasks</text:p>
      <text:p text:style-name="P1">only <text:span text:style-name="T9">the hipoclock user</text:span> on the hipoclock server can manage client in the realms (add, remove, etc...) unless a different user is defined in the configuration file</text:p>
      <text:p text:style-name="P1"/>
      <text:p text:style-name="P8">what is A workflow Realm?</text:p>
      <text:p text:style-name="P8"/>
      <text:p text:style-name="P1">a workflow realm is a logical definition of a group that forms a chain of tasks when each task run in it’s turn under the condition it’s previous task return code signal it to start.</text:p>
      <text:p text:style-name="P1">A task in a workflow realm can be related to a single client or to a group of client defined by distribution realm.</text:p>
      <text:p text:style-name="P1">the starting time of all the tasks in a workflow realm is the starting time of the first task.</text:p>
      <text:p text:style-name="P1">when the first task is queued to start all the other task beginning a one minute interval in which each tasks test the server if the task before them in the realm have finished.</text:p>
      <text:p text:style-name="P1">when a task is finished it signal the server it’s return code.</text:p>
      <text:p text:style-name="P1">when a workflow realm is queue to start a 64 bit string is generated for the realm in order to be a distinguishes for the realm from other workflow realm.(this is used to prevent a contradiction when more than one realm a running in on the same client)</text:p>
      <text:p text:style-name="P1">once a task is attributed to a workflow realm it can not be attributed to other realm of any kind.</text:p>
      <text:p text:style-name="P1">In a workflow realm a task can have more then one tasks as it next task where the server decides which task to signal depending on the task return code</text:p>
      <text:p text:style-name="P1">the first task that run in a workflow task is a unique task which is called the “initiator task”</text:p>
      <text:p text:style-name="P1">a tasks in a workflow realm that have a task depending on then is also called a “parent task”</text:p>
      <text:p text:style-name="P1"/>
      <text:p text:style-name="P8">Hipoclock binary tools</text:p>
      <text:p text:style-name="P8"/>
      <text:p text:style-name="P1">the hipoclock binary tools are a set of tools for the simple users and the hipoclock admin in a CLI interface to easy manage the hipoclock tasks and features.</text:p>
      <text:p text:style-name="P1">the binary tools are divided to 2 groups. one group is a set of tools for the users to manage their own tasks and a group of tools for the hipoclock server admin (<text:span text:style-name="T9">hipoclock</text:span> unless define other ways)</text:p>
      <text:p text:style-name="P1"><text:soft-page-break/></text:p>
      <text:p text:style-name="P1">the first set of tools for the simple user are for the client side to manage the local tasks of each user.</text:p>
      <text:p text:style-name="P1">the second set of tools are for the hipoclock server admin to manage the server features.</text:p>
      <text:p text:style-name="P1">on the server side a simple user can receive a delegation control over realm and manage only the tasks in t given realm.</text:p>
      <text:p text:style-name="P1">example of the tools are:</text:p>
      <text:p text:style-name="P1"><text:span text:style-name="T8">client - $prefix/sbin/</text:span>hipoadm</text:p>
      <text:p text:style-name="P2"><text:span text:style-name="T8">client - $prefix/sbin/</text:span>hipostatus</text:p>
      <text:p text:style-name="P2"><text:span text:style-name="T8">client - $prefix/bin/</text:span>hipotaskadm</text:p>
      <text:p text:style-name="P14">client - $prefix/bin/crontab</text:p>
      <text:p text:style-name="P2"><text:span text:style-name="T8">Server - $prefix/sbin/</text:span>h<text:span text:style-name="T8">csconf</text:span>adm</text:p>
      <text:p text:style-name="P2"><text:span text:style-name="T8">Server - $prefix/sbin/</text:span>h<text:span text:style-name="T8">cs</text:span>status</text:p>
      <text:p text:style-name="P3"><text:span text:style-name="T8">Server - $prefix/sbin/</text:span>h<text:span text:style-name="T8">csclientadm</text:span></text:p>
      <text:p text:style-name="P2"><text:span text:style-name="T8">Server - $prefix/bin/</text:span>h<text:span text:style-name="T8">cs</text:span>taskadm</text:p>
      <text:p text:style-name="P2"><text:span text:style-name="T8">Server - $prefix/bin/hcs</text:span>realmadm</text:p>
      <text:p text:style-name="P13"/>
      <text:p text:style-name="P8">Hipoclock daemons</text:p>
      <text:p text:style-name="P21"/>
      <text:p text:style-name="P1">the hipoclock application is consistent of 2 daemons, one for the server and one for the client.</text:p>
      <text:p text:style-name="P1">when the client is defined standalone when the daemon is starting it doesn’t perform a server check unlike managed definition where a set of tests are been run as the daemon starts</text:p>
      <text:p text:style-name="P1">the hipoclock server daemon check if the hipoclock client on the server is running, if the client is not running the server will start but when a warning message.</text:p>
      <text:p text:style-name="P1">Server – hipoclockd</text:p>
      <text:p text:style-name="P1">Client - hipod</text:p>
      <text:p text:style-name="P15">the server daemon is running under the hipoclock user as for the client daemon is running on the root user</text:p>
      <text:p text:style-name="P16"/>
      <text:p text:style-name="P8"/>
      <text:p text:style-name="P8">What are the hipoclock logs?</text:p>
      <text:p text:style-name="P8"/>
      <text:p text:style-name="P1">the hipoclock logs are divided into 2 different logs types, the logs for the server and the logs for the client. The detailed level depends on the log level (1..7).</text:p>
      <text:p text:style-name="P1">the client logs gives logs about starting and stopping tasks, about the task updates and when a task in a workflow group is starting and if the log level is in debug then every minute the log is been update regarding the task check with the server. the start and stop logs of daemon goes there as well.</text:p>
      <text:p text:style-name="P1">the server logs give a detail information about the realms activity and about the clients modification success or failure more so the server logs output the server daemon status and the configuration upload with the daemon is starting and the download modules when the daemon is stopping.</text:p>
      <text:p text:style-name="P1">Due to the fact there is already an existing syslog facility for scheduler application (cron) the hipoclock uses this facility as it's own unless defined otherwise in the configuration file</text:p>
      <text:p text:style-name="P1"/>
      <text:p text:style-name="P1"><text:soft-page-break/></text:p>
      <text:p text:style-name="P8">A Hipoclock proxy</text:p>
      <text:p text:style-name="P8"/>
      <text:p text:style-name="P1">in a particular case the server daemon can run as an application proxy to a master daemon which in this case it will hold cache information and all the clients that are connected to it will be registered at the master daemon.</text:p>
      <text:p text:style-name="P1">Because the proxy daemon will act as a cache server the client will be able to update directly from it in order to reduce network bandwidth.</text:p>
      <text:p text:style-name="P1">a hipoclock server can transform to a hipoclock proxy at any given time and the admin can choose to synchronize the 2 server asynchronous in which case the master will synchronize the proxy server and clear all of the old data from it or synchronize synchronous way so the master server will inherit all of the proxy clients.</text:p>
      <text:p text:style-name="P1">a master hipoclock server can be connected to more the one hipoclock proxy servers , as may as the network segment and the administrator requires</text:p>
      <text:p text:style-name="P1"/>
      <text:p text:style-name="P8">Hipoclock server Jail Environment</text:p>
      <text:p text:style-name="P8"/>
      <text:p text:style-name="P1">the hipoclock jail environment enables the hipoclock server to run in a chrooted/jail mode.</text:p>
      <text:p text:style-name="P1">This mode was created to enable the administrator in case there is a need for it to run the hipoclock server (not the hipoclock client) in a small environment after relocation the needed files it need to run.</text:p>
      <text:p text:style-name="P1"/>
      <text:p text:style-name="P8">Hipoclock server Replica</text:p>
      <text:p text:style-name="P8"/>
      <text:p text:style-name="P1">when working in a high scale environment the redundancy issue becomes a crucial matter. for this environment the Hipoclock server can be ran in two (2) ways. the first is over a infrastructure cluster which will take care of the High Availability of the resources and the second way is to use the hipoclock server replica.</text:p>
      <text:p text:style-name="P1">the Hipoclock server replica enables the administrator to setup 2 Hipoclock server and create a connection between them when a modification on either of the sides is been replicated to all nodes.</text:p>
      <text:p text:style-name="P1">the hipoclock replica must go over a TLS connection and can be set over 1+N number of nodes.</text:p>
      <text:p text:style-name="P8"/>
      <text:p text:style-name="P8">Hipoclock supported Database</text:p>
      <text:p text:style-name="P8"/>
      <text:p text:style-name="P1">hipoclock uses a database in very particular structure to help him manage the application behavior. not all database are oriented enough to be used by hipoclock but the supported list are the most common database that exist in an organization.</text:p>
      <text:p text:style-name="P1">hipoclock uses 2 different approach when using a database, the 2 approaches differ between the client and the server.</text:p>
      <text:p text:style-name="P1">the client basically supports only 2 types of database. the first type is sqlite database to keep the system scheduling tasks and the users tasks. the second type is PAM nsswitch in which tasks can be saved on an LDAP database if the hipoclock schema is loaded on it.</text:p>
      <text:p text:style-name="P1">the client sqlite database is the only location where the root scheduler tasks can be saved.</text:p>
      <text:p text:style-name="P1"><text:soft-page-break/>on the server end the database support is much more vast than the hipoclock client in which all the major databases are supported when the hipoclock server is compiled with odbc which makes the database selection much more flexible.</text:p>
      <text:p text:style-name="P1">regarding an LDAP database the hipoclock server needs to have a user with read/write privileges on the hipoclock schema, if the user doesn't have write access the server will deny the LDAP configuration.</text:p>
      <text:p text:style-name="P8"/>
      <text:p text:style-name="P16"><text:span text:style-name="T1">Hipoclock </text:span><text:span text:style-name="T2">permissions</text:span></text:p>
      <text:p text:style-name="P8"/>
      <text:p text:style-name="P1">By default the <text:span text:style-name="T9">hipoclock</text:span> user on the hipoclock master server is the only admin user that has control on all of the realms in the application but this ability can be delegated or change.</text:p>
      <text:p text:style-name="P1">the way to change it is to set a user in the hipoclock configuration file so when the daemon starts it will refer to the attributed user as it’s application admin.</text:p>
      <text:p text:style-name="P1">the delegation part is just as easy , all that needs to be done is to add the relevant user/s to the hipoclock group and then with the admin binary give the user the realm it can modify (everything but delete).</text:p>
      <text:p text:style-name="P2">the hipoclock <text:span text:style-name="T8">system </text:span>group can also be changed by setting a new group to the <text:span text:style-name="T8">hipoclock server compilation process.</text:span></text:p>
      <text:p text:style-name="P22">All simple users with a valid shell can use hipoclock unless there are comment out by adding them to the hipo.bloacklist file, one line for each user. </text:p>
      <text:p text:style-name="P1"/>
      <text:p text:style-name="P8">Hipoclock configuration files</text:p>
      <text:p text:style-name="P8"/>
      <text:p text:style-name="P1">the hipoclock configuration files for both the server and the client are located under the $sysconfig/hipoclock directory specified by the configure script (default /usr/local/etc)</text:p>
      <text:p text:style-name="P1">the main configuration file are</text:p>
      <text:p text:style-name="P1">client → hipod.conf</text:p>
      <text:p text:style-name="P22">client → hipo.blacklist</text:p>
      <text:p text:style-name="P1">server → hipoclockd.conf</text:p>
      <text:p text:style-name="P1">the sqlite files are location under the ($prefix/var/lib/hipoclock) directory and under this directory there are 2 separated directories one for the server files and one for the client files respectably.</text:p>
      <text:p text:style-name="P11"/>
      <text:p text:style-name="P24">Hipoclock Backup/Restore</text:p>
      <text:p text:style-name="P24"/>
      <text:p text:style-name="P30">the backup and restore can done in 2 ways depending weather the Server or the client is been backup.</text:p>
      <text:p text:style-name="P25">On the client side the procedure is very simple , all that needs to be done is to save the configuration files and the sqlite files with no special options.</text:p>
      <text:p text:style-name="P25">On the server side the backup and restore process is a little bit more complex but fairly easy. All that need to be done is to bring the server daemon down and then run the hcsconfadm with the either the backup or restore option , depending on the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Default_20_Paragraph_20_Font" style:display-name="Default Paragraph Font" style:family="text"/>
    <style:style style:name="Footnote_20_Symbol" style:display-name="Footnote Symbol"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Linux_X86_64 LibreOffice_project/205099f953b4b61c41106e07b17e9e5acc65037</meta:generator>
    <dc:title/>
    <meta:initial-creator/>
    <dc:creator>Oren Oichman</dc:creator>
    <meta:editing-cycles>13</meta:editing-cycles>
    <dc:date>2014-04-19T14:18:34.368654901</dc:date>
    <meta:editing-duration>PT2H19M21S</meta:editing-duration>
    <meta:document-statistic meta:table-count="0" meta:image-count="0" meta:object-count="0" meta:page-count="7" meta:paragraph-count="137" meta:word-count="3117" meta:character-count="17596" meta:non-whitespace-character-count="14601"/>
  </office:meta>
</office:document-meta>
</file>